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DomainList.removeDomain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omainList.service( ServiceManager arg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ainList.setAutoDetectIP( boolean autoDetectI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omainList.getDomains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DomainList.getDomainIP( String domain , DNSService dns , Logger lo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DomainList.getDomainsIP( List domains , DNSService dns , Logger log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DomainList.setAutoDetect( boolean autoDet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DomainList.getDNSSer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DomainList.addDomain( String dom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